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Heading_20_1">
      <style:text-properties fo:font-style="italic" style:font-style-asian="italic" style:font-style-complex="italic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Utilisation des groupes</text:h>
      <text:p text:style-name="Text_20_body"> </text:p>
      <text:p text:style-name="P1">Le rapport que nous voulons générer calcule les totaux, moyennes et max des poids des cargaisons par pays, région et ville. </text:p>
      <text:p text:style-name="P1">Nous implémenterons ce rapport à base de groupes et de variables.</text:p>
      <text:p text:style-name="P1">Nous aimerions générer ce rapport avec deux dispositions :</text:p>
      <text:list xml:id="list1595517547" text:style-name="L1">
        <text:list-item>
          <text:p text:style-name="P3">La première disposition utilisera les sections de bas de groupe</text:p>
        </text:list-item>
        <text:list-item>
          <text:p text:style-name="P3">La seconde utilisera les entêtes </text:p>
        </text:list-item>
      </text:list>
      <text:p text:style-name="Text_20_body"><text:span text:style-name="T1">Les résultats attendus sont fournis au format PDF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avid THIBAU</meta:initial-creator>
    <meta:creation-date>2006-09-24T22:34:28</meta:creation-date>
    <dc:date>2011-06-23T16:06:30</dc:date>
    <dc:language>fr-FR</dc:language>
    <meta:editing-cycles>32</meta:editing-cycles>
    <meta:editing-duration>PT03H35M11S</meta:editing-duration>
    <dc:creator>David THIBAU</dc:creator>
    <meta:document-statistic meta:table-count="0" meta:image-count="0" meta:object-count="0" meta:page-count="1" meta:paragraph-count="8" meta:word-count="69" meta:character-count="419"/>
    <meta:user-defined meta:name="Info 1"/>
    <meta:user-defined meta:name="Info 2"/>
    <meta:user-defined meta:name="Info 3"/>
    <meta:user-defined meta:name="Info 4"/>
  </office:meta>
</office:document-meta>
</file>